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f16" officeooo:paragraph-rsid="00078f16"/>
    </style:style>
    <style:style style:name="T1" style:family="text">
      <style:text-properties officeooo:rsid="000980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</text:span>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5:55:53.204501775</meta:creation-date>
    <dc:date>2021-07-17T15:56:09.400972779</dc:date>
    <meta:editing-duration>PT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